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3.1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aufzettel" table:style-name="ta1"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row table:style-name="ro1">
          <table:table-cell table:style-name="ce1" office:value-type="string" calcext:value-type="string">
            <text:p>Namen:</text:p>
          </table:table-cell>
          <table:table-cell table:style-name="ce4" office:value-type="string" calcext:value-type="string">
            <text:p>Birk Henrik</text:p>
          </table:table-cell>
          <table:table-cell table:style-name="ce4" office:value-type="string" calcext:value-type="string">
            <text:p>Eckerle Jan</text:p>
          </table:table-cell>
          <table:table-cell table:style-name="ce4" office:value-type="string" calcext:value-type="string">
            <text:p>Gegg Patrick</text:p>
          </table:table-cell>
          <table:table-cell table:style-name="ce4"/>
          <table:table-cell table:style-name="ce6"/>
        </table:table-row>
        <table:table-row table:style-name="ro1">
          <table:table-cell office:value-type="string" calcext:value-type="string">
            <text:p>Ziel des heutigen Termins: (was möchten wir erreichen?)</text:p>
          </table:table-cell>
          <table:table-cell table:number-columns-repeated="5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style-name="ce11"/>
          <table:table-cell table:style-name="ce5" table:number-columns-repeated="4"/>
          <table:table-cell table:style-name="ce8"/>
        </table:table-row>
        <table:table-row table:style-name="ro1">
          <table:table-cell office:value-type="string" calcext:value-type="string">
            <text:p>Wie sind wir vorgegangen? Was haben wir gemacht (technisch)?</text:p>
          </table:table-cell>
          <table:table-cell table:number-columns-repeated="5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style-name="ce11"/>
          <table:table-cell table:style-name="ce5" table:number-columns-repeated="4"/>
          <table:table-cell table:style-name="ce8"/>
        </table:table-row>
        <table:table-row table:style-name="ro1">
          <table:table-cell office:value-type="string" calcext:value-type="string">
            <text:p>Reflexion: Traten Probleme auf? Welche? Wie lösen wir diese?</text:p>
          </table:table-cell>
          <table:table-cell table:number-columns-repeated="5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style-name="ce11"/>
          <table:table-cell table:style-name="ce5" table:number-columns-repeated="4"/>
          <table:table-cell table:style-name="ce8"/>
        </table:table-row>
        <table:table-row table:style-name="ro1">
          <table:table-cell office:value-type="string" calcext:value-type="string">
            <text:p>Ergebnis: wir haben unser heutiges Ziel (nicht) erreicht. Gründe? Wie gehen wir damit um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e machen wir weiter?</text:p>
          </table:table-cell>
          <table:table-cell table:number-columns-repeated="5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style-name="ce11"/>
          <table:table-cell table:style-name="ce5" table:number-columns-repeated="4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.00.0000</text:date>, <text:time style:data-style-name="N2" text:time-value="11:58:01.13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4T13:23:04.441000000</meta:creation-date>
    <dc:date>2022-05-20T12:45:09.403000000</dc:date>
    <meta:editing-duration>PT48M4S</meta:editing-duration>
    <meta:editing-cycles>10</meta:editing-cycles>
    <meta:generator>LibreOffice/7.2.6.2$Windows_X86_64 LibreOffice_project/b0ec3a565991f7569a5a7f5d24fed7f52653d754</meta:generator>
    <meta:print-date>2022-05-20T12:43:49.126000000</meta:print-date>
    <meta:document-statistic meta:table-count="1" meta:cell-count="9" meta:object-count="0"/>
  </office:meta>
</office:document-meta>
</file>